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subtitle">
      <style:graphic-properties draw:auto-grow-height="false" fo:min-height="4.9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itle-subtitle">
      <style:graphic-properties draw:fill-color="#ffffff" draw:auto-grow-height="true" fo:min-height="4.1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621cm" fo:margin-bottom="0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.198cm" svg:height="2.926cm" svg:x="1.399cm" svg:y="5.48cm" presentation:class="title">
          <draw:text-box>
            <text:p>Simple presentation</text:p>
          </draw:text-box>
        </draw:frame>
        <draw:frame presentation:style-name="pr2" draw:text-style-name="P1" draw:layer="layout" svg:width="25.198cm" svg:height="4.167cm" svg:x="1.399cm" svg:y="9.752cm" presentation:class="subtitle">
          <draw:text-box>
            <text:p>Name</text:p>
            <text:p>Conference, Date</text:p>
          </draw:text-box>
        </draw:frame>
        <presentation:notes draw:style-name="dp2">
          <draw:page-thumbnail draw:style-name="gr1" draw:layer="layout" svg:width="19.794cm" svg:height="11.136cm" svg:x="0.602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3cm" svg:x="1.399cm" svg:y="0.627cm" presentation:class="title">
          <draw:text-box>
            <text:p>Simple &amp; straightforward</text:p>
          </draw:text-box>
        </draw:frame>
        <draw:frame presentation:style-name="pr5" draw:text-style-name="P1" draw:layer="layout" svg:width="25.199cm" svg:height="9.134cm" svg:x="1.399cm" svg:y="3.684cm" presentation:class="outline">
          <draw:text-box>
            <text:list text:style-name="L2">
              <text:list-item>
                <text:p text:style-name="P3">Make your point</text:p>
              </text:list-item>
              <text:list-item>
                <text:p text:style-name="P3">Short and concise</text:p>
              </text:list-item>
              <text:list-item>
                <text:p text:style-name="P3">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9">
        <draw:frame presentation:style-name="pr1" draw:text-style-name="P1" draw:layer="layout" svg:width="25.198cm" svg:height="2.926cm" svg:x="1.399cm" svg:y="5.48cm" presentation:class="title">
          <draw:text-box>
            <text:p>Section slide</text:p>
          </draw:text-box>
        </draw:frame>
        <presentation:notes draw:style-name="dp2">
          <draw:page-thumbnail draw:style-name="gr1" draw:layer="layout" svg:width="19.794cm" svg:height="11.136cm" svg:x="0.602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3cm" svg:x="1.399cm" svg:y="0.627cm" presentation:class="title">
          <draw:text-box>
            <text:p>Share your ideas</text:p>
          </draw:text-box>
        </draw:frame>
        <draw:frame presentation:style-name="pr7" draw:text-style-name="P2" draw:layer="layout" svg:width="25.199cm" svg:height="9.134cm" svg:x="1.399cm" svg:y="3.684cm" presentation:class="subtitle" presentation:user-transformed="true">
          <draw:text-box>
            <text:p>🖼</text:p>
            <text:p>Add a picture!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draw:frame presentation:style-name="pr1" draw:text-style-name="P1" draw:layer="layout" svg:width="25.198cm" svg:height="2.926cm" svg:x="1.399cm" svg:y="5.48cm" presentation:class="title">
          <draw:text-box>
            <text:p>Thank you!</text:p>
          </draw:text-box>
        </draw:frame>
        <draw:frame presentation:style-name="pr9" draw:text-style-name="P2" draw:layer="layout" svg:width="25.198cm" svg:height="4.167cm" svg:x="1.399cm" svg:y="9.752cm" presentation:class="subtitle">
          <draw:text-box>
            <text:p>name@example.com</text:p>
          </draw:text-box>
        </draw:frame>
        <presentation:notes draw:style-name="dp2">
          <draw:page-thumbnail draw:style-name="gr1" draw:layer="layout" svg:width="19.794cm" svg:height="11.136cm" svg:x="0.602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style:font-name="Source Sans Pro2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style:font-name="Source Sans Pro2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Source Sans Pro2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style:font-name="Source Sans Pro2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style:font-name="Source Sans Pro2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style:font-name="Source Sans Pro2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a7074b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7cm" fo:margin-bottom="0cm" fo:text-indent="0cm"/>
      <style:text-properties fo:color="#ffffff" style:font-name="Source Sans Pro2" fo:font-family="'Source Sans Pro'" style:font-family-generic="swiss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8cm" fo:margin-bottom="0cm" fo:text-indent="0cm"/>
      <style:text-properties fo:color="#ffffff" style:font-name="Source Sans Pro2" fo:font-family="'Source Sans Pro'" style:font-family-generic="swiss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color="#ffffff" style:font-name="Source Sans Pro2" fo:font-family="'Source Sans Pro'" style:font-family-generic="swiss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8cm" fo:margin-bottom="0cm" fo:text-indent="0cm"/>
      <style:text-properties fo:color="#ffffff" style:font-name="Source Sans Pro2" fo:font-family="'Source Sans Pro'" style:font-family-generic="swiss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8cm" fo:margin-bottom="0cm" fo:text-indent="0cm"/>
      <style:text-properties fo:color="#ffffff" style:font-name="Source Sans Pro2" fo:font-family="'Source Sans Pro'" style:font-family-generic="swiss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8cm" fo:margin-bottom="0cm" fo:text-indent="0cm"/>
      <style:text-properties fo:color="#ffffff" style:font-name="Source Sans Pro2" fo:font-family="'Source Sans Pro'" style:font-family-generic="swiss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e69aba" style:text-outline="false" style:text-line-through-style="none" style:text-line-through-type="none" style:font-name="Source Sans Pro3" fo:font-family="'Source Sans Pro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family-generic="swiss" style:font-pitch="variable" fo:font-size="6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54pt" style:font-style-asian="normal" style:font-weight-asian="bold" style:font-name-complex="Lohit Devanagari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a7074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-color="#a7074b" draw:textarea-vertical-align="middle" draw:auto-grow-height="false" fo:min-height="0.635cm" fo:min-width="2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-title">
      <style:graphic-properties draw:auto-grow-height="false" fo:min-height="2.629cm"/>
      <style:paragraph-properties style:writing-mode="lr-tb"/>
    </style:style>
    <style:style style:name="Mpr8" style:family="presentation" style:parent-style-name="Title-outline1" style:list-style-name="ML5">
      <style:graphic-properties fo:min-height="9.133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a7074b"/>
      <style:paragraph-properties fo:text-align="center"/>
    </style:style>
    <style:style style:name="MP9" style:family="paragraph">
      <style:text-properties fo:hyphenate="false" loext:hyphenation-no-caps="false"/>
    </style:style>
    <style:style style:name="MP10" style:family="paragraph">
      <style:paragraph-properties style:writing-mode="lr-tb"/>
      <style:text-properties fo:font-size="28pt" fo:hyphenate="false" loext:hyphenation-no-caps="false"/>
    </style:style>
    <style:style style:name="MP11" style:family="paragraph">
      <style:paragraph-properties style:writing-mode="lr-tb"/>
      <style:text-properties fo:color="#41190d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fo:color="#41190d"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color="#41190d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color="#41190d" fo:font-size="14pt" style:font-size-asian="14pt" style:font-size-complex="14pt"/>
    </style:style>
    <style:style style:name="MP15" style:family="paragraph">
      <style:paragraph-properties fo:text-align="end" style:writing-mode="lr-tb"/>
      <style:text-properties fo:color="#41190d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fo:color="#41190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Source Sans Pro2" fo:font-size="14pt" style:font-size-asian="14pt" style:font-size-complex="14pt"/>
    </style:style>
    <style:style style:name="MT3" style:family="text">
      <style:text-properties fo:font-size="28pt"/>
    </style:style>
    <style:style style:name="MT4" style:family="text">
      <style:text-properties fo:color="#41190d" style:font-name="Source Sans Pro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5.199cm" svg:height="2.63cm" svg:x="1.399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28cm" svg:height="0.635cm" svg:x="0cm" svg:y="0.001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2cm" svg:height="1.085cm" svg:x="1.399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6.522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7" draw:text-style-name="MP5" draw:layer="backgroundobjects" svg:width="25.198cm" svg:height="2.629cm" svg:x="1.399cm" svg:y="5.628cm" presentation:class="title">
        <draw:text-box>
          <text:p>Click to edit the title text format</text:p>
        </draw:text-box>
      </draw:frame>
      <draw:frame presentation:style-name="Mpr8" draw:text-style-name="MP10" draw:layer="backgroundobjects" svg:width="25.198cm" svg:height="4.167cm" svg:x="1.399cm" svg:y="9.752cm" presentation:class="outlin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2" draw:layer="backgroundobjects" svg:width="6.522cm" svg:height="1.085cm" svg:x="1.399cm" svg:y="14.347cm" presentation:class="date-time">
        <draw:text-box>
          <text:p text:style-name="MP11"><text:span text:style-name="MT4"><presentation:date-time/></text:span></text:p>
        </draw:text-box>
      </draw:frame>
      <draw:frame presentation:style-name="Mpr9" draw:text-style-name="MP14" draw:layer="backgroundobjects" svg:width="8.875cm" svg:height="1.085cm" svg:x="9.575cm" svg:y="14.347cm" presentation:class="footer">
        <draw:text-box>
          <text:p text:style-name="MP13"><text:span text:style-name="MT4"><presentation:footer/></text:span></text:p>
        </draw:text-box>
      </draw:frame>
      <draw:frame presentation:style-name="Mpr9" draw:text-style-name="MP16" draw:layer="backgroundobjects" svg:width="6.522cm" svg:height="1.085cm" svg:x="20.075cm" svg:y="14.347cm" presentation:class="page-number">
        <draw:text-box>
          <text:p text:style-name="MP15"><text:span text:style-name="MT4"><text:page-number>1</text:page-number></text:span></text:p>
        </draw:text-box>
      </draw:frame>
      <presentation:notes style:page-layout-name="PM0">
        <draw:page-thumbnail presentation:style-name="Title-title" draw:layer="backgroundobjects" svg:width="19.794cm" svg:height="11.136cm" svg:x="0.602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3:25:20.198248741</meta:creation-date>
    <meta:editing-duration>P0D</meta:editing-duration>
    <meta:editing-cycles>1</meta:editing-cycles>
    <meta:generator>LibreOffice/6.4.6.2$Linux_X86_64 LibreOffice_project/40$Build-2</meta:generator>
    <meta:document-statistic meta:object-count="52"/>
  </office:meta>
</office:document-meta>
</file>